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ameSelector.setNegate(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meSelector.setCasesensitive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meSelector.verifySett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nameSelector.setRegex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nameSelector.Filenam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nameSelector.setParameters( Parameter [ ]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nameSelector.setName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nameSelec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nameSelector.isSelected( File basedir , String filename ,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